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B5" style:family="table-cell">
      <style:table-cell-properties fo:padding="0.0694in" fo:border="0.75pt solid #000001"/>
    </style:style>
    <style:style style:name="P1" style:family="paragraph" style:parent-style-name="Standard">
      <style:paragraph-properties fo:line-height="100%"/>
      <style:text-properties fo:font-size="10pt" officeooo:rsid="0036e411" officeooo:paragraph-rsid="0036e411" style:font-size-asian="10pt" style:font-size-complex="10pt"/>
    </style:style>
    <style:style style:name="P2" style:family="paragraph" style:parent-style-name="Standard">
      <style:paragraph-properties fo:line-height="100%">
        <style:tab-stops>
          <style:tab-stop style:position="0.6354in"/>
        </style:tab-stops>
      </style:paragraph-properties>
      <style:text-properties fo:font-size="10pt" officeooo:rsid="0038a794" officeooo:paragraph-rsid="0038a794" style:font-size-asian="10pt" style:font-size-complex="10pt"/>
    </style:style>
    <style:style style:name="P3" style:family="paragraph" style:parent-style-name="Standard">
      <style:paragraph-properties fo:line-height="100%">
        <style:tab-stops>
          <style:tab-stop style:position="0.6354in"/>
        </style:tab-stops>
      </style:paragraph-properties>
      <style:text-properties fo:font-size="10pt" officeooo:rsid="0038a794" officeooo:paragraph-rsid="004f17d3" style:font-size-asian="10pt" style:font-size-complex="10pt"/>
    </style:style>
    <style:style style:name="P4" style:family="paragraph" style:parent-style-name="Standard">
      <style:paragraph-properties fo:line-height="100%"/>
      <style:text-properties fo:font-size="10pt" officeooo:rsid="004248c6" officeooo:paragraph-rsid="004248c6" style:font-size-asian="10pt" style:font-size-complex="10pt"/>
    </style:style>
    <style:style style:name="P5" style:family="paragraph" style:parent-style-name="Standard">
      <style:paragraph-properties fo:line-height="100%">
        <style:tab-stops>
          <style:tab-stop style:position="0.6354in"/>
        </style:tab-stops>
      </style:paragraph-properties>
      <style:text-properties fo:font-size="10pt" officeooo:rsid="00479e83" officeooo:paragraph-rsid="00479e83" style:font-size-asian="10pt" style:font-size-complex="10pt"/>
    </style:style>
    <style:style style:name="P6" style:family="paragraph" style:parent-style-name="Standard">
      <style:paragraph-properties fo:line-height="100%">
        <style:tab-stops>
          <style:tab-stop style:position="0.6354in"/>
        </style:tab-stops>
      </style:paragraph-properties>
      <style:text-properties fo:font-size="10pt" officeooo:rsid="004a3547" officeooo:paragraph-rsid="004a3547"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officeooo:rsid="004a3547" officeooo:paragraph-rsid="004c9172" style:font-size-asian="10pt" style:font-size-complex="10pt"/>
    </style:style>
    <style:style style:name="P8" style:family="paragraph" style:parent-style-name="Standard">
      <style:paragraph-properties fo:line-height="100%">
        <style:tab-stops>
          <style:tab-stop style:position="0.6354in"/>
        </style:tab-stops>
      </style:paragraph-properties>
      <style:text-properties fo:font-size="10pt" officeooo:rsid="004a3547" officeooo:paragraph-rsid="004f17d3" style:font-size-asian="10pt" style:font-size-complex="10pt"/>
    </style:style>
    <style:style style:name="P9" style:family="paragraph" style:parent-style-name="Standard">
      <style:paragraph-properties fo:line-height="100%">
        <style:tab-stops>
          <style:tab-stop style:position="0.6354in"/>
        </style:tab-stops>
      </style:paragraph-properties>
      <style:text-properties fo:font-size="10pt" officeooo:rsid="004c9172" officeooo:paragraph-rsid="0057b264" style:font-size-asian="10pt" style:font-size-complex="10pt"/>
    </style:style>
    <style:style style:name="P10" style:family="paragraph" style:parent-style-name="Standard">
      <style:paragraph-properties fo:line-height="100%">
        <style:tab-stops>
          <style:tab-stop style:position="0.6354in"/>
        </style:tab-stops>
      </style:paragraph-properties>
      <style:text-properties fo:font-size="10pt" officeooo:rsid="004f17d3" officeooo:paragraph-rsid="00551b7e" style:font-size-asian="10pt" style:font-size-complex="10pt"/>
    </style:style>
    <style:style style:name="P11" style:family="paragraph" style:parent-style-name="Standard">
      <style:paragraph-properties fo:line-height="100%">
        <style:tab-stops>
          <style:tab-stop style:position="0.6354in"/>
        </style:tab-stops>
      </style:paragraph-properties>
      <style:text-properties fo:font-size="10pt" officeooo:rsid="004f17d3" officeooo:paragraph-rsid="0059af20" style:font-size-asian="10pt" style:font-size-complex="10pt"/>
    </style:style>
    <style:style style:name="P12" style:family="paragraph" style:parent-style-name="Standard">
      <style:paragraph-properties fo:line-height="100%">
        <style:tab-stops>
          <style:tab-stop style:position="0.6354in"/>
        </style:tab-stops>
      </style:paragraph-properties>
      <style:text-properties fo:font-size="10pt" officeooo:rsid="0057b264" officeooo:paragraph-rsid="0057b264" style:font-size-asian="10pt" style:font-size-complex="10pt"/>
    </style:style>
    <style:style style:name="P13" style:family="paragraph" style:parent-style-name="Standard">
      <style:paragraph-properties fo:line-height="100%">
        <style:tab-stops>
          <style:tab-stop style:position="0.6354in"/>
        </style:tab-stops>
      </style:paragraph-properties>
      <style:text-properties fo:font-size="10pt" fo:font-weight="bold" officeooo:rsid="00479e83" officeooo:paragraph-rsid="00479e83" style:font-size-asian="10pt" style:font-weight-asian="bold" style:font-size-complex="10pt" style:font-weight-complex="bold"/>
    </style:style>
    <style:style style:name="P14" style:family="paragraph" style:parent-style-name="Standard">
      <style:paragraph-properties fo:line-height="100%">
        <style:tab-stops>
          <style:tab-stop style:position="0.6354in"/>
        </style:tab-stops>
      </style:paragraph-properties>
      <style:text-properties fo:font-size="10pt" fo:font-weight="bold" officeooo:rsid="004a3547" officeooo:paragraph-rsid="004a3547" style:font-size-asian="10pt" style:font-weight-asian="bold" style:font-size-complex="10pt" style:font-weight-complex="bold"/>
    </style:style>
    <style:style style:name="P15" style:family="paragraph" style:parent-style-name="Standard">
      <style:paragraph-properties fo:line-height="100%"/>
      <style:text-properties fo:color="#ffffff" fo:font-size="10pt" fo:background-color="#666666" style:font-size-asian="10pt" style:font-size-complex="10pt"/>
    </style:style>
    <style:style style:name="P16"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17"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18"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19" style:family="paragraph" style:parent-style-name="Standard">
      <style:paragraph-properties fo:line-height="100%"/>
      <style:text-properties officeooo:rsid="0030f4a0" officeooo:paragraph-rsid="0030f4a0"/>
    </style:style>
    <style:style style:name="P20" style:family="paragraph" style:parent-style-name="Standard">
      <style:paragraph-properties fo:line-height="100%"/>
      <style:text-properties officeooo:paragraph-rsid="00530475"/>
    </style:style>
    <style:style style:name="P21" style:family="paragraph" style:parent-style-name="Standard">
      <style:paragraph-properties fo:line-height="100%"/>
      <style:text-properties fo:font-variant="normal" fo:text-transform="none" fo:color="#000000" style:text-line-through-style="none" style:text-line-through-type="none" style:font-name="Arial1" fo:font-size="10pt" fo:letter-spacing="normal" fo:font-style="normal" style:text-underline-style="none" fo:font-weight="normal" officeooo:rsid="004596e2" officeooo:paragraph-rsid="00530475" style:text-blinking="false" fo:background-color="#ffffff"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2100a" style:font-size-asian="10pt" style:font-size-complex="10pt"/>
    </style:style>
    <style:style style:name="T3" style:family="text">
      <style:text-properties fo:font-size="10pt" officeooo:rsid="00356e73" style:font-size-asian="10pt" style:font-size-complex="10pt"/>
    </style:style>
    <style:style style:name="T4" style:family="text">
      <style:text-properties fo:font-size="10pt" officeooo:rsid="0038a794" style:font-size-asian="10pt" style:font-size-complex="10pt"/>
    </style:style>
    <style:style style:name="T5" style:family="text">
      <style:text-properties fo:font-size="10pt" officeooo:rsid="004248c6" style:font-size-asian="10pt" style:font-size-complex="10pt"/>
    </style:style>
    <style:style style:name="T6" style:family="text">
      <style:text-properties fo:font-size="10pt" officeooo:rsid="0043aa4f" style:font-size-asian="10pt" style:font-size-complex="10pt"/>
    </style:style>
    <style:style style:name="T7" style:family="text">
      <style:text-properties fo:font-size="10pt" officeooo:rsid="004a3547" style:font-size-asian="10pt" style:font-size-complex="10pt"/>
    </style:style>
    <style:style style:name="T8" style:family="text">
      <style:text-properties fo:font-size="10pt" officeooo:rsid="005d08d3" style:font-size-asian="10pt" style:font-size-complex="10pt"/>
    </style:style>
    <style:style style:name="T9" style:family="text">
      <style:text-properties officeooo:rsid="0029ce57"/>
    </style:style>
    <style:style style:name="T10" style:family="text">
      <style:text-properties officeooo:rsid="00395f81"/>
    </style:style>
    <style:style style:name="T11" style:family="text">
      <style:text-properties officeooo:rsid="003f1388"/>
    </style:style>
    <style:style style:name="T12" style:family="text">
      <style:text-properties officeooo:rsid="004238bc"/>
    </style:style>
    <style:style style:name="T13" style:family="text">
      <style:text-properties fo:font-variant="normal" fo:text-transform="none" fo:color="#252525"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4"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3aa4f" style:text-blinking="false" fo:background-color="#ffffff" loext:char-shading-value="0" style:font-size-asian="10pt" style:font-size-complex="10pt"/>
    </style:style>
    <style:style style:name="T17" style:family="text">
      <style:text-properties fo:font-variant="normal" fo:text-transform="none" fo:color="#000000" style:font-name="Arial1" fo:font-size="10pt" fo:letter-spacing="normal" fo:font-style="normal" fo:font-weight="normal" style:font-size-asian="10pt" style:font-size-complex="10pt"/>
    </style:style>
    <style:style style:name="T18" style:family="text">
      <style:text-properties fo:font-variant="normal" fo:text-transform="none" fo:color="#000000" style:font-name="Arial1" fo:font-size="10pt" fo:letter-spacing="normal" fo:font-style="normal" fo:font-weight="normal" officeooo:rsid="0043aa4f" style:font-size-asian="10pt" style:font-size-complex="10pt"/>
    </style:style>
    <style:style style:name="T19" style:family="text">
      <style:text-properties officeooo:rsid="004596e2"/>
    </style:style>
    <style:style style:name="T20" style:family="text">
      <style:text-properties fo:font-style="italic" officeooo:rsid="00492823" style:font-style-asian="italic" style:font-style-complex="italic"/>
    </style:style>
    <style:style style:name="T21" style:family="text">
      <style:text-properties fo:font-style="italic" officeooo:rsid="004c1804" style:font-style-asian="italic" style:font-style-complex="italic"/>
    </style:style>
    <style:style style:name="T22" style:family="text">
      <style:text-properties fo:font-style="italic" officeooo:rsid="004c2d7a" style:font-style-asian="italic" style:font-style-complex="italic"/>
    </style:style>
    <style:style style:name="T23" style:family="text">
      <style:text-properties fo:font-style="italic" officeooo:rsid="003f1388" style:font-style-asian="italic" style:font-style-complex="italic"/>
    </style:style>
    <style:style style:name="T24" style:family="text">
      <style:text-properties officeooo:rsid="004c2d7a"/>
    </style:style>
    <style:style style:name="T25" style:family="text">
      <style:text-properties officeooo:rsid="004c9172"/>
    </style:style>
    <style:style style:name="T26" style:family="text">
      <style:text-properties officeooo:rsid="004f17d3"/>
    </style:style>
    <style:style style:name="T27" style:family="text">
      <style:text-properties officeooo:rsid="005077c2"/>
    </style:style>
    <style:style style:name="T28" style:family="text">
      <style:text-properties officeooo:rsid="0050de58"/>
    </style:style>
    <style:style style:name="T29" style:family="text">
      <style:text-properties style:font-name="Arial1" fo:font-size="10pt" style:font-size-asian="10pt" style:font-size-complex="10pt"/>
    </style:style>
    <style:style style:name="T30" style:family="text">
      <style:text-properties style:font-name="Arial1" fo:font-size="10pt" officeooo:rsid="004596e2" style:font-size-asian="10pt" style:font-size-complex="10pt"/>
    </style:style>
    <style:style style:name="T31" style:family="text">
      <style:text-properties officeooo:rsid="00551b7e"/>
    </style:style>
    <style:style style:name="T32" style:family="text">
      <style:text-properties officeooo:rsid="0057b264"/>
    </style:style>
    <style:style style:name="T33" style:family="text">
      <style:text-properties officeooo:rsid="0058497a"/>
    </style:style>
    <style:style style:name="T34" style:family="text">
      <style:text-properties officeooo:rsid="005919fd"/>
    </style:style>
    <style:style style:name="T35" style:family="text">
      <style:text-properties officeooo:rsid="0059af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5">Name</text:p>
          </table:table-cell>
          <table:table-cell table:style-name="Table1.B1" office:value-type="string">
            <text:p text:style-name="P19"><text:span text:style-name="T8">Ex1_</text:span><text:span text:style-name="T4">1 </text:span><text:span text:style-name="T2">W</text:span><text:span text:style-name="T1">ORKING WITH </text:span><text:span text:style-name="T7">GIT </text:span><text:span text:style-name="T3">REPOSITORIES</text:span></text:p>
          </table:table-cell>
        </table:table-row>
        <table:table-row table:style-name="Table1.1">
          <table:table-cell table:style-name="Table1.A1" office:value-type="string">
            <text:p text:style-name="P16"><text:span text:style-name="T9">Challenge</text:span> </text:p>
          </table:table-cell>
          <table:table-cell table:style-name="Table1.B2" office:value-type="string">
            <text:p text:style-name="P1">Clone <text:span text:style-name="T12">the two class repositories (1 local, 1 online). <text:s/>Make, commit, and push changes. <text:s/></text:span></text:p>
          </table:table-cell>
        </table:table-row>
        <table:table-row table:style-name="Table1.1">
          <table:table-cell table:style-name="Table1.A3" office:value-type="string">
            <text:p text:style-name="P18">Prereqs</text:p>
          </table:table-cell>
          <table:table-cell table:style-name="Table1.B4" office:value-type="string">
            <text:p text:style-name="P4">git</text:p>
          </table:table-cell>
        </table:table-row>
        <table:table-row table:style-name="Table1.1">
          <table:table-cell table:style-name="Table1.A3" office:value-type="string">
            <text:p text:style-name="P18">Narrative</text:p>
          </table:table-cell>
          <table:table-cell table:style-name="Table1.B4" office:value-type="string">
            <text:p text:style-name="P4"><text:s text:c="5"/>This first practical exercise <text:span text:style-name="T28">requires no </text:span>Python <text:span text:style-name="T28">coding</text:span>. <text:s/>Your task is to learn what git is and how to use it. <text:s/>You must learn how to use git from both the command line and GUI. <text:s/>This is your first lesson because you are required throughout this course to pull documents from multiple repositories. <text:s/>You will also be required to submit documents <text:span text:style-name="T28">and code </text:span>to repositories.</text:p>
            <text:p text:style-name="P4"/>
            <text:p text:style-name="P20"><text:span text:style-name="T5"><text:s text:c="5"/></text:span><text:span text:style-name="T6">Git is a free and open source distributed version control system designed to handle all types of projects, not just code. <text:s/></text:span><text:span text:style-name="T17">Git was created by </text:span><text:span text:style-name="T18">Linus Torvalds </text:span><text:span text:style-name="T17">in 2005 for development of the</text:span><text:span text:style-name="T14"> </text:span><text:span text:style-name="T16">Linux kernel. <text:s/></text:span><text:span text:style-name="T15">We say it’s distributed because every git repository on every computer is a full repository, independent of network access. <text:s/></text:span></text:p>
            <text:p text:style-name="P21"/>
            <text:p text:style-name="P20"><text:span text:style-name="T15"><text:s text:c="5"/>Read git’s</text:span><text:span text:style-name="T13"> </text:span><text:a xlink:type="simple" xlink:href="ttps://en.wikipedia.org/wiki/Git" text:style-name="Internet_20_link" text:visited-style-name="Visited_20_Internet_20_Link"><text:span text:style-name="T29">Wikipedia page</text:span></text:a><text:span text:style-name="T13"> </text:span><text:span text:style-name="T15">to learn more interesting facts about git.</text:span><text:span text:style-name="T13"> <text:s/></text:span><text:span text:style-name="T30">Here’s a short </text:span><text:a xlink:type="simple" xlink:href="https://www.wuno.com/news/the-importance-of-github-to-every-developer/" text:style-name="Internet_20_link" text:visited-style-name="Visited_20_Internet_20_Link"><text:span text:style-name="T30">one page article</text:span></text:a><text:span text:style-name="T30"> on the importance of git.</text:span></text:p>
          </table:table-cell>
        </table:table-row>
        <table:table-row table:style-name="Table1.1">
          <table:table-cell table:style-name="Table1.A1" office:value-type="string">
            <text:p text:style-name="P17">Instructions</text:p>
          </table:table-cell>
          <table:table-cell table:style-name="Table1.B5" office:value-type="string">
            <text:p text:style-name="P13">Part 1 – <text:span text:style-name="T28">Learning Git</text:span></text:p>
            <text:p text:style-name="P5">(1) Create a<text:span text:style-name="T24">n</text:span> account at <text:span text:style-name="T24">codeschool.com and complete their free </text:span><text:a xlink:type="simple" xlink:href="https://www.codeschool.com/account/courses/try-git/add" text:style-name="Internet_20_link" text:visited-style-name="Visited_20_Internet_20_Link"><text:span text:style-name="T24">Try Git course</text:span></text:a><text:span text:style-name="T24">. <text:s/>If you’re new to git, it will take about 20 minutes but if you’re already a git Jedi Master, you will be done in under 10. <text:s/>You will earn a badge for this accomplishment. <text:s/>Save a screenshot of your badge to a file named “ex1_1_TryGit.png”. <text:s/>You’ll be uploading it to the class repository in part 2.</text:span></text:p>
            <text:p text:style-name="P5"><text:s text:c="5"/>*<text:span text:style-name="T20">Note: <text:s/>There’</text:span><text:span text:style-name="T21">s also a free </text:span><text:a xlink:type="simple" xlink:href="https://www.codeschool.com/account/courses/try-python/add" text:style-name="Internet_20_link" text:visited-style-name="Visited_20_Internet_20_Link"><text:span text:style-name="T21">Try Python course</text:span></text:a><text:span text:style-name="T21"> </text:span><text:span text:style-name="T22">on this site</text:span><text:span text:style-name="T21">.</text:span></text:p>
            <text:p text:style-name="P5"/>
            <text:p text:style-name="P13">Part 2 – <text:span text:style-name="T28">Online Repositories</text:span></text:p>
            <text:p text:style-name="P3">(1) Create the <text:span text:style-name="T19">following </text:span>directory <text:span text:style-name="T19">in your home directory:</text:span> ~/Repos</text:p>
            <text:p text:style-name="P3"/>
            <text:p text:style-name="P7">(<text:span text:style-name="T26">2</text:span>) Login to (or create) your GitHub account. <text:s/><text:span text:style-name="T25">In the top right corner you will see your profile picture (or placeholder). <text:s/>Click on it to view the drop down menu and select ‘Help’. <text:s/>On the help screen, scroll down to the ‘Bootcamp’ section and complete the ‘Set Up Git’ tasks so that you have the proper SSH keys stored in your GitHub account for your student computer.</text:span></text:p>
            <text:p text:style-name="P7"/>
            <text:p text:style-name="P9">(3) <text:span text:style-name="T32">Fork the class repository (url below) and then clone it into your ~/Repos directory.</text:span></text:p>
            <text:p text:style-name="P9"/>
            <text:p text:style-name="P9"><text:span text:style-name="T31"><text:s text:c="12"/></text:span><text:a xlink:type="simple" xlink:href="https://github.com/Code-Hugger/AdvPy-student.git" text:style-name="Internet_20_link" text:visited-style-name="Visited_20_Internet_20_Link"><text:span text:style-name="T31">https://github.com/Code-Hugger/AdvPy-student.git</text:span></text:a></text:p>
            <text:p text:style-name="P9"/>
            <text:p text:style-name="P12">If you’re not sure how to fork the repo, go back to the ‘Bootcamp’ section under help and read ‘Fork a Repo’.</text:p>
            <text:p text:style-name="P8"/>
            <text:p text:style-name="P10">(4) <text:span text:style-name="T33">In the repository you just forked, change to the ‘Student_flags folder and read the file named GitHub.odt. <text:s/>This file contains the basic workflow for contributing to a project on GitHub. This will be how you submit flags throughout this course (starting in the next step). </text:span></text:p>
            <text:p text:style-name="P10"/>
            <text:p text:style-name="P11">(<text:span text:style-name="T32">5</text:span>) <text:span text:style-name="T34">In the class repository create a subfolder inside the ‘Student_flags’ folder using your LAST NAME as the name of the folder.</text:span> <text:span text:style-name="T32">Add</text:span> the screenshot of your Try Git Badge <text:span text:style-name="T35">(ex1_1_TryGit.png ) </text:span>to the folder. <text:s/><text:span text:style-name="T32">Commit the file and send a pull request as described in the GitHub.odt document. Please don’t forget to always make your changes in a new branch as described in the GitHub.odt document. <text:s/>This is how you will submit flags throughout the class.</text:span></text:p>
            <text:p text:style-name="P6"/>
            <text:p text:style-name="P14">Part 3 – <text:span text:style-name="T28">Local Repositories</text:span></text:p>
            <text:p text:style-name="P2">(2) <text:span text:style-name="T19">Change to your repository directory: </text:span>cd ~/Repos</text:p>
            <text:p text:style-name="P2">(3) <text:span text:style-name="T10">C</text:span>lone the course <text:span text:style-name="T27">hints</text:span> repo using the <text:span text:style-name="T10">URL</text:span> provided by the instructor. <text:s/><text:span text:style-name="T27">This repository will hold hint.txt files that you can access when you get stuck. <text:s/>Many of the hint files won’t be uploaded until the class has had time to solve the challenge without hints (so always pull before looking for a hint).</text:span></text:p>
            <text:p text:style-name="P2"><text:s text:c="6"/>*<text:span text:style-name="T11">Note: </text:span><text:span text:style-name="T23">You will ssh as user ‘git’ and that user’s password is also ‘git’</text:span></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29</meta:editing-cycles>
    <meta:creation-date>2016-06-29T12:46:00</meta:creation-date>
    <dc:date>2016-09-13T20:26:13.052020115</dc:date>
    <meta:editing-duration>PT11H34M42S</meta:editing-duration>
    <meta:generator>LibreOffice/5.1.5.2$Linux_X86_64 LibreOffice_project/10$Build-2</meta:generator>
    <meta:document-statistic meta:table-count="1" meta:image-count="0" meta:object-count="0" meta:page-count="2" meta:paragraph-count="26" meta:word-count="573" meta:character-count="3382" meta:non-whitespace-character-count="2767"/>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